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151a1" officeooo:paragraph-rsid="001151a1" style:font-weight-asian="bold" style:font-weight-complex="bold"/>
    </style:style>
    <style:style style:name="P2" style:family="paragraph" style:parent-style-name="Standard">
      <style:paragraph-properties fo:text-align="start" style:justify-single-word="false"/>
      <style:text-properties fo:font-size="14pt" fo:font-style="normal" fo:font-weight="normal" officeooo:rsid="001151a1" officeooo:paragraph-rsid="001151a1"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ize="14pt" fo:font-style="normal" fo:font-weight="bold" officeooo:rsid="00137bee" officeooo:paragraph-rsid="00137bee"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ize="14pt" fo:font-style="normal" fo:font-weight="bold" officeooo:rsid="0017170f" officeooo:paragraph-rsid="0017170f"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ize="14pt" fo:font-style="normal" fo:font-weight="bold" officeooo:rsid="00228886" officeooo:paragraph-rsid="00228886"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ize="14pt" fo:font-style="normal" fo:font-weight="bold" officeooo:rsid="002471dd" officeooo:paragraph-rsid="002471d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ize="14pt" fo:font-style="normal" fo:font-weight="bold" officeooo:rsid="00288684" officeooo:paragraph-rsid="00288684"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ize="16pt" fo:font-weight="bold" officeooo:rsid="001151a1" officeooo:paragraph-rsid="001151a1" style:font-weight-asian="bold" style:font-weight-complex="bold"/>
    </style:style>
    <style:style style:name="P9" style:family="paragraph" style:parent-style-name="Standard">
      <style:paragraph-properties fo:text-align="start" style:justify-single-word="false"/>
      <style:text-properties fo:font-size="16pt" fo:font-weight="bold" officeooo:rsid="001151a1" officeooo:paragraph-rsid="001151a1" style:font-weight-asian="bold" style:font-weight-complex="bold"/>
    </style:style>
    <style:style style:name="P10" style:family="paragraph" style:parent-style-name="Standard">
      <style:paragraph-properties fo:text-align="start" style:justify-single-word="false"/>
      <style:text-properties fo:font-size="12pt" fo:font-weight="normal" officeooo:rsid="001151a1" officeooo:paragraph-rsid="001151a1" style:font-weight-asian="normal" style:font-weight-complex="normal"/>
    </style:style>
    <style:style style:name="P11" style:family="paragraph" style:parent-style-name="Standard">
      <style:paragraph-properties fo:text-align="start" style:justify-single-word="false"/>
      <style:text-properties fo:font-size="12pt" fo:font-style="normal" fo:font-weight="normal" officeooo:rsid="00151fdb" officeooo:paragraph-rsid="00151fdb"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20eba4" officeooo:paragraph-rsid="0020eba4"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234f79" officeooo:paragraph-rsid="00234f79"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5ed6" officeooo:paragraph-rsid="00255ed6"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701a4" officeooo:paragraph-rsid="002701a4"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ize="12pt" fo:font-style="italic" fo:font-weight="bold" officeooo:rsid="002adc0e" officeooo:paragraph-rsid="002adc0e"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ize="10pt" fo:font-style="normal" fo:font-weight="normal" officeooo:rsid="001151a1" officeooo:paragraph-rsid="001151a1"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ize="10pt" fo:font-style="italic" fo:font-weight="normal" officeooo:rsid="002471dd" officeooo:paragraph-rsid="002471dd"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font-size="10pt" fo:font-style="italic" fo:font-weight="normal" officeooo:rsid="00268137" officeooo:paragraph-rsid="00268137" style:font-style-asian="italic" style:font-weight-asian="normal" style:font-style-complex="italic" style:font-weight-complex="normal"/>
    </style:style>
    <style:style style:name="P20" style:family="paragraph" style:parent-style-name="Standard" style:list-style-name="L1">
      <style:paragraph-properties fo:text-align="start" style:justify-single-word="false"/>
      <style:text-properties fo:font-size="12pt" fo:font-weight="normal" officeooo:rsid="001151a1" officeooo:paragraph-rsid="001151a1" style:font-weight-asian="normal" style:font-weight-complex="normal"/>
    </style:style>
    <style:style style:name="P21" style:family="paragraph" style:parent-style-name="Standard" style:list-style-name="L4">
      <style:paragraph-properties fo:text-align="start" style:justify-single-word="false"/>
      <style:text-properties fo:font-size="12pt" fo:font-weight="normal" officeooo:rsid="001b6f5d" officeooo:paragraph-rsid="001b6f5d" style:font-weight-asian="normal" style:font-weight-complex="normal"/>
    </style:style>
    <style:style style:name="P22" style:family="paragraph" style:parent-style-name="Standard" style:list-style-name="L5">
      <style:paragraph-properties fo:text-align="start" style:justify-single-word="false"/>
      <style:text-properties fo:font-size="12pt" fo:font-weight="normal" officeooo:rsid="00200324" officeooo:paragraph-rsid="00200324" style:font-weight-asian="normal" style:font-weight-complex="normal"/>
    </style:style>
    <style:style style:name="P23" style:family="paragraph" style:parent-style-name="Standard" style:list-style-name="L15">
      <style:paragraph-properties fo:text-align="start" style:justify-single-word="false"/>
      <style:text-properties fo:font-size="12pt" fo:font-weight="normal" officeooo:rsid="003dae55" officeooo:paragraph-rsid="003dae55" style:font-weight-asian="normal" style:font-weight-complex="normal"/>
    </style:style>
    <style:style style:name="P24" style:family="paragraph" style:parent-style-name="Standard">
      <style:paragraph-properties fo:text-align="start" style:justify-single-word="false"/>
      <style:text-properties fo:font-size="12pt" fo:font-weight="normal" officeooo:rsid="003dae55" officeooo:paragraph-rsid="003dae55" style:font-weight-asian="normal" style:font-weight-complex="normal"/>
    </style:style>
    <style:style style:name="P25" style:family="paragraph" style:parent-style-name="Standard" style:list-style-name="L16">
      <style:paragraph-properties fo:text-align="start" style:justify-single-word="false"/>
      <style:text-properties fo:font-size="12pt" fo:font-weight="normal" officeooo:rsid="003e651a" officeooo:paragraph-rsid="003e651a" style:font-weight-asian="normal" style:font-weight-complex="normal"/>
    </style:style>
    <style:style style:name="P26" style:family="paragraph" style:parent-style-name="Standard">
      <style:paragraph-properties fo:text-align="start" style:justify-single-word="false"/>
      <style:text-properties fo:font-size="12pt" fo:font-weight="normal" officeooo:rsid="003e651a" officeooo:paragraph-rsid="003e651a" style:font-weight-asian="normal" style:font-weight-complex="normal"/>
    </style:style>
    <style:style style:name="P27" style:family="paragraph" style:parent-style-name="Standard" style:list-style-name="L17">
      <style:paragraph-properties fo:text-align="start" style:justify-single-word="false"/>
      <style:text-properties fo:font-size="12pt" fo:font-weight="normal" officeooo:rsid="003fefea" officeooo:paragraph-rsid="003fefea" style:font-weight-asian="normal" style:font-weight-complex="normal"/>
    </style:style>
    <style:style style:name="P28" style:family="paragraph" style:parent-style-name="Standard">
      <style:paragraph-properties fo:text-align="start" style:justify-single-word="false"/>
      <style:text-properties fo:font-size="12pt" fo:font-weight="normal" officeooo:rsid="003fefea" officeooo:paragraph-rsid="003fefea" style:font-weight-asian="normal" style:font-weight-complex="normal"/>
    </style:style>
    <style:style style:name="P29" style:family="paragraph" style:parent-style-name="Standard" style:list-style-name="L18">
      <style:paragraph-properties fo:text-align="start" style:justify-single-word="false"/>
      <style:text-properties fo:font-size="12pt" fo:font-weight="normal" officeooo:rsid="0043d991" officeooo:paragraph-rsid="0043d991" style:font-weight-asian="normal" style:font-weight-complex="normal"/>
    </style:style>
    <style:style style:name="P30" style:family="paragraph" style:parent-style-name="Standard">
      <style:paragraph-properties fo:text-align="start" style:justify-single-word="false"/>
      <style:text-properties fo:font-size="12pt" fo:font-weight="normal" officeooo:rsid="0043d991" officeooo:paragraph-rsid="0043d991" style:font-weight-asian="normal" style:font-weight-complex="normal"/>
    </style:style>
    <style:style style:name="P31" style:family="paragraph" style:parent-style-name="Standard" style:list-style-name="L19">
      <style:paragraph-properties fo:text-align="start" style:justify-single-word="false"/>
      <style:text-properties fo:font-size="12pt" fo:font-weight="normal" officeooo:rsid="00442f61" officeooo:paragraph-rsid="00442f61" style:font-weight-asian="normal" style:font-weight-complex="normal"/>
    </style:style>
    <style:style style:name="P32" style:family="paragraph" style:parent-style-name="Standard" style:list-style-name="L19">
      <style:paragraph-properties fo:text-align="start" style:justify-single-word="false"/>
      <style:text-properties fo:font-size="12pt" fo:font-weight="normal" officeooo:rsid="00449d86" officeooo:paragraph-rsid="00449d86" style:font-weight-asian="normal" style:font-weight-complex="normal"/>
    </style:style>
    <style:style style:name="P33" style:family="paragraph" style:parent-style-name="Standard" style:list-style-name="L19">
      <style:paragraph-properties fo:text-align="start" style:justify-single-word="false"/>
      <style:text-properties fo:font-size="12pt" fo:font-weight="normal" officeooo:rsid="00460ecc" officeooo:paragraph-rsid="00460ecc" style:font-weight-asian="normal" style:font-weight-complex="normal"/>
    </style:style>
    <style:style style:name="P34" style:family="paragraph" style:parent-style-name="Standard">
      <style:paragraph-properties fo:text-align="start" style:justify-single-word="false"/>
      <style:text-properties fo:font-size="12pt" fo:font-weight="normal" officeooo:rsid="00499685" officeooo:paragraph-rsid="00499685" style:font-weight-asian="normal" style:font-weight-complex="normal"/>
    </style:style>
    <style:style style:name="P35" style:family="paragraph" style:parent-style-name="Standard" style:list-style-name="L22">
      <style:paragraph-properties fo:text-align="start" style:justify-single-word="false"/>
      <style:text-properties fo:font-size="12pt" fo:font-weight="normal" officeooo:rsid="004b3441" officeooo:paragraph-rsid="004b3441" style:font-weight-asian="normal" style:font-weight-complex="normal"/>
    </style:style>
    <style:style style:name="P36" style:family="paragraph" style:parent-style-name="Standard" style:list-style-name="L1">
      <style:paragraph-properties fo:text-align="start" style:justify-single-word="false"/>
      <style:text-properties fo:font-size="12pt" fo:font-style="normal" fo:font-weight="normal" officeooo:rsid="001151a1" officeooo:paragraph-rsid="001151a1" style:font-style-asian="normal" style:font-weight-asian="normal" style:font-style-complex="normal" style:font-weight-complex="normal"/>
    </style:style>
    <style:style style:name="P37" style:family="paragraph" style:parent-style-name="Standard" style:list-style-name="L2">
      <style:paragraph-properties fo:text-align="start" style:justify-single-word="false"/>
      <style:text-properties fo:font-size="12pt" fo:font-style="normal" fo:font-weight="normal" officeooo:rsid="00151fdb" officeooo:paragraph-rsid="00151fdb" style:font-style-asian="normal" style:font-weight-asian="normal" style:font-style-complex="normal" style:font-weight-complex="normal"/>
    </style:style>
    <style:style style:name="P38" style:family="paragraph" style:parent-style-name="Standard" style:list-style-name="L3">
      <style:paragraph-properties fo:text-align="start" style:justify-single-word="false"/>
      <style:text-properties fo:font-size="12pt" fo:font-style="normal" fo:font-weight="normal" officeooo:rsid="0018c42b" officeooo:paragraph-rsid="0018c42b"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18c42b" officeooo:paragraph-rsid="0018c42b"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1a22f5" officeooo:paragraph-rsid="001a22f5" style:font-style-asian="normal" style:font-weight-asian="normal" style:font-style-complex="normal" style:font-weight-complex="normal"/>
    </style:style>
    <style:style style:name="P41" style:family="paragraph" style:parent-style-name="Standard" style:list-style-name="L4">
      <style:paragraph-properties fo:text-align="start" style:justify-single-word="false"/>
      <style:text-properties fo:font-size="12pt" fo:font-style="normal" fo:font-weight="normal" officeooo:rsid="001b6f5d" officeooo:paragraph-rsid="001b6f5d" style:font-style-asian="normal" style:font-weight-asian="normal" style:font-style-complex="normal" style:font-weight-complex="normal"/>
    </style:style>
    <style:style style:name="P42" style:family="paragraph" style:parent-style-name="Standard" style:list-style-name="L4">
      <style:paragraph-properties fo:text-align="start" style:justify-single-word="false"/>
      <style:text-properties fo:font-size="12pt" fo:font-style="normal" fo:font-weight="normal" officeooo:rsid="001d5554" officeooo:paragraph-rsid="001d5554" style:font-style-asian="normal" style:font-weight-asian="normal" style:font-style-complex="normal" style:font-weight-complex="normal"/>
    </style:style>
    <style:style style:name="P43" style:family="paragraph" style:parent-style-name="Standard" style:list-style-name="L5">
      <style:paragraph-properties fo:text-align="start" style:justify-single-word="false"/>
      <style:text-properties fo:font-size="12pt" fo:font-style="normal" fo:font-weight="normal" officeooo:rsid="00200324" officeooo:paragraph-rsid="00200324" style:font-style-asian="normal" style:font-weight-asian="normal" style:font-style-complex="normal" style:font-weight-complex="normal"/>
    </style:style>
    <style:style style:name="P44" style:family="paragraph" style:parent-style-name="Standard" style:list-style-name="L5">
      <style:paragraph-properties fo:text-align="start" style:justify-single-word="false"/>
      <style:text-properties fo:font-size="12pt" fo:font-style="normal" fo:font-weight="normal" officeooo:rsid="0020eba4" officeooo:paragraph-rsid="0020eba4" style:font-style-asian="normal" style:font-weight-asian="normal" style:font-style-complex="normal" style:font-weight-complex="normal"/>
    </style:style>
    <style:style style:name="P45" style:family="paragraph" style:parent-style-name="Standard" style:list-style-name="L5">
      <style:paragraph-properties fo:text-align="start" style:justify-single-word="false"/>
      <style:text-properties fo:font-size="12pt" fo:font-style="normal" fo:font-weight="normal" officeooo:rsid="00228886" officeooo:paragraph-rsid="00228886" style:font-style-asian="normal" style:font-weight-asian="normal" style:font-style-complex="normal" style:font-weight-complex="normal"/>
    </style:style>
    <style:style style:name="P46" style:family="paragraph" style:parent-style-name="Standard" style:list-style-name="L6">
      <style:paragraph-properties fo:text-align="start" style:justify-single-word="false"/>
      <style:text-properties fo:font-size="12pt" fo:font-style="normal" fo:font-weight="normal" officeooo:rsid="00234f79" officeooo:paragraph-rsid="00234f79" style:font-style-asian="normal" style:font-weight-asian="normal" style:font-style-complex="normal" style:font-weight-complex="normal"/>
    </style:style>
    <style:style style:name="P47" style:family="paragraph" style:parent-style-name="Standard" style:list-style-name="L6">
      <style:paragraph-properties fo:text-align="start" style:justify-single-word="false"/>
      <style:text-properties fo:font-size="12pt" fo:font-style="normal" fo:font-weight="normal" officeooo:rsid="00255ed6" officeooo:paragraph-rsid="00255ed6" style:font-style-asian="normal" style:font-weight-asian="normal" style:font-style-complex="normal" style:font-weight-complex="normal"/>
    </style:style>
    <style:style style:name="P48" style:family="paragraph" style:parent-style-name="Standard" style:list-style-name="L7">
      <style:paragraph-properties fo:text-align="start" style:justify-single-word="false"/>
      <style:text-properties fo:font-size="12pt" fo:font-style="normal" fo:font-weight="normal" officeooo:rsid="00268137" officeooo:paragraph-rsid="00268137" style:font-style-asian="normal" style:font-weight-asian="normal" style:font-style-complex="normal" style:font-weight-complex="normal"/>
    </style:style>
    <style:style style:name="P49" style:family="paragraph" style:parent-style-name="Standard" style:list-style-name="L7">
      <style:paragraph-properties fo:text-align="start" style:justify-single-word="false"/>
      <style:text-properties fo:font-size="12pt" fo:font-style="normal" fo:font-weight="normal" officeooo:rsid="002701a4" officeooo:paragraph-rsid="002701a4" style:font-style-asian="normal" style:font-weight-asian="normal" style:font-style-complex="normal" style:font-weight-complex="normal"/>
    </style:style>
    <style:style style:name="P50" style:family="paragraph" style:parent-style-name="Standard" style:list-style-name="L9">
      <style:paragraph-properties fo:text-align="start" style:justify-single-word="false"/>
      <style:text-properties fo:font-size="12pt" fo:font-style="normal" fo:font-weight="normal" officeooo:rsid="002de325" officeooo:paragraph-rsid="002de325" style:font-style-asian="normal" style:font-weight-asian="normal" style:font-style-complex="normal" style:font-weight-complex="normal"/>
    </style:style>
    <style:style style:name="P51" style:family="paragraph" style:parent-style-name="Standard" style:list-style-name="L10">
      <style:paragraph-properties fo:text-align="start" style:justify-single-word="false"/>
      <style:text-properties fo:font-size="12pt" fo:font-style="normal" fo:font-weight="normal" officeooo:rsid="002f1eff" officeooo:paragraph-rsid="002f1eff"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2f1eff" officeooo:paragraph-rsid="002f1eff" style:font-style-asian="normal" style:font-weight-asian="normal" style:font-style-complex="normal" style:font-weight-complex="normal"/>
    </style:style>
    <style:style style:name="P53" style:family="paragraph" style:parent-style-name="Standard" style:list-style-name="L11">
      <style:paragraph-properties fo:text-align="start" style:justify-single-word="false"/>
      <style:text-properties fo:font-size="12pt" fo:font-style="normal" fo:font-weight="normal" officeooo:rsid="00303e88" officeooo:paragraph-rsid="00303e88" style:font-style-asian="normal" style:font-weight-asian="normal" style:font-style-complex="normal" style:font-weight-complex="normal"/>
    </style:style>
    <style:style style:name="P54" style:family="paragraph" style:parent-style-name="Standard" style:list-style-name="L11">
      <style:paragraph-properties fo:text-align="start" style:justify-single-word="false"/>
      <style:text-properties fo:font-size="12pt" fo:font-style="normal" fo:font-weight="normal" officeooo:rsid="00318785" officeooo:paragraph-rsid="00318785"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318785" officeooo:paragraph-rsid="00318785" style:font-style-asian="normal" style:font-weight-asian="normal" style:font-style-complex="normal" style:font-weight-complex="normal"/>
    </style:style>
    <style:style style:name="P56" style:family="paragraph" style:parent-style-name="Standard" style:list-style-name="L12">
      <style:paragraph-properties fo:text-align="start" style:justify-single-word="false"/>
      <style:text-properties fo:font-size="12pt" fo:font-style="normal" fo:font-weight="normal" officeooo:rsid="003513ae" officeooo:paragraph-rsid="003513ae"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3513ae" officeooo:paragraph-rsid="003513ae" style:font-style-asian="normal" style:font-weight-asian="normal" style:font-style-complex="normal" style:font-weight-complex="normal"/>
    </style:style>
    <style:style style:name="P58" style:family="paragraph" style:parent-style-name="Standard" style:list-style-name="L13">
      <style:paragraph-properties fo:text-align="start" style:justify-single-word="false"/>
      <style:text-properties fo:font-size="12pt" fo:font-style="normal" fo:font-weight="normal" officeooo:rsid="0035b2e5" officeooo:paragraph-rsid="0035b2e5" style:font-style-asian="normal" style:font-weight-asian="normal" style:font-style-complex="normal" style:font-weight-complex="normal"/>
    </style:style>
    <style:style style:name="P59" style:family="paragraph" style:parent-style-name="Standard" style:list-style-name="L13">
      <style:paragraph-properties fo:text-align="start" style:justify-single-word="false"/>
      <style:text-properties fo:font-size="12pt" fo:font-style="normal" fo:font-weight="normal" officeooo:rsid="003790b1" officeooo:paragraph-rsid="003790b1"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3790b1" officeooo:paragraph-rsid="003790b1" style:font-style-asian="normal" style:font-weight-asian="normal" style:font-style-complex="normal" style:font-weight-complex="normal"/>
    </style:style>
    <style:style style:name="P61" style:family="paragraph" style:parent-style-name="Standard" style:list-style-name="L14">
      <style:paragraph-properties fo:text-align="start" style:justify-single-word="false"/>
      <style:text-properties fo:font-size="12pt" fo:font-style="normal" fo:font-weight="normal" officeooo:rsid="003a0956" officeooo:paragraph-rsid="003a0956" style:font-style-asian="normal" style:font-weight-asian="normal" style:font-style-complex="normal" style:font-weight-complex="normal"/>
    </style:style>
    <style:style style:name="P62" style:family="paragraph" style:parent-style-name="Standard" style:list-style-name="L14">
      <style:paragraph-properties fo:text-align="start" style:justify-single-word="false"/>
      <style:text-properties fo:font-size="12pt" fo:font-style="normal" fo:font-weight="normal" officeooo:rsid="003bbc61" officeooo:paragraph-rsid="003bbc61" style:font-style-asian="normal" style:font-weight-asian="normal" style:font-style-complex="normal" style:font-weight-complex="normal"/>
    </style:style>
    <style:style style:name="P63" style:family="paragraph" style:parent-style-name="Standard" style:list-style-name="L19">
      <style:paragraph-properties fo:text-align="start" style:justify-single-word="false"/>
      <style:text-properties fo:font-size="12pt" fo:font-style="normal" fo:font-weight="normal" officeooo:rsid="00460ecc" officeooo:paragraph-rsid="00460ecc"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460ecc" officeooo:paragraph-rsid="00460ecc" style:font-style-asian="normal" style:font-weight-asian="normal" style:font-style-complex="normal" style:font-weight-complex="normal"/>
    </style:style>
    <style:style style:name="P65" style:family="paragraph" style:parent-style-name="Standard" style:list-style-name="L20">
      <style:paragraph-properties fo:text-align="start" style:justify-single-word="false"/>
      <style:text-properties fo:font-size="12pt" fo:font-style="normal" fo:font-weight="normal" officeooo:rsid="00480835" officeooo:paragraph-rsid="00480835"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480835" officeooo:paragraph-rsid="00480835" style:font-style-asian="normal" style:font-weight-asian="normal" style:font-style-complex="normal" style:font-weight-complex="normal"/>
    </style:style>
    <style:style style:name="P67" style:family="paragraph" style:parent-style-name="Standard" style:list-style-name="L21">
      <style:paragraph-properties fo:text-align="start" style:justify-single-word="false"/>
      <style:text-properties fo:font-size="12pt" fo:font-style="normal" fo:font-weight="normal" officeooo:rsid="00480835" officeooo:paragraph-rsid="00480835" style:font-style-asian="normal" style:font-weight-asian="normal" style:font-style-complex="normal" style:font-weight-complex="normal"/>
    </style:style>
    <style:style style:name="P68" style:family="paragraph" style:parent-style-name="Standard" style:list-style-name="L22">
      <style:paragraph-properties fo:text-align="start" style:justify-single-word="false"/>
      <style:text-properties fo:font-size="12pt" fo:font-style="normal" fo:font-weight="normal" officeooo:rsid="004b3441" officeooo:paragraph-rsid="004b3441"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4b3441" officeooo:paragraph-rsid="004b3441" style:font-style-asian="normal" style:font-weight-asian="normal" style:font-style-complex="normal" style:font-weight-complex="normal"/>
    </style:style>
    <style:style style:name="P70" style:family="paragraph" style:parent-style-name="Standard" style:list-style-name="L22">
      <style:paragraph-properties fo:text-align="start" style:justify-single-word="false"/>
      <style:text-properties fo:font-size="12pt" fo:font-style="normal" fo:font-weight="normal" officeooo:rsid="004c7218" officeooo:paragraph-rsid="004c7218"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4c7218" officeooo:paragraph-rsid="004c7218" style:font-style-asian="normal" style:font-weight-asian="normal" style:font-style-complex="normal" style:font-weight-complex="normal"/>
    </style:style>
    <style:style style:name="P72" style:family="paragraph" style:parent-style-name="Standard" style:list-style-name="L23">
      <style:paragraph-properties fo:text-align="start" style:justify-single-word="false"/>
      <style:text-properties fo:font-size="12pt" fo:font-style="normal" fo:font-weight="normal" officeooo:rsid="004c7218" officeooo:paragraph-rsid="004c7218"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ize="12pt" fo:font-style="normal" fo:font-weight="bold" officeooo:rsid="002adc0e" officeooo:paragraph-rsid="002adc0e" style:font-style-asian="normal" style:font-weight-asian="bold" style:font-style-complex="normal" style:font-weight-complex="bold"/>
    </style:style>
    <style:style style:name="P74" style:family="paragraph" style:parent-style-name="Standard" style:list-style-name="L4">
      <style:paragraph-properties fo:text-align="start" style:justify-single-word="false"/>
      <style:text-properties fo:font-size="12pt" fo:font-style="italic" fo:font-weight="normal" officeooo:rsid="001b6f5d" officeooo:paragraph-rsid="001b6f5d" style:font-style-asian="italic" style:font-weight-asian="normal" style:font-style-complex="italic" style:font-weight-complex="normal"/>
    </style:style>
    <style:style style:name="P75" style:family="paragraph" style:parent-style-name="Standard" style:list-style-name="L6">
      <style:paragraph-properties fo:text-align="start" style:justify-single-word="false"/>
      <style:text-properties fo:font-size="12pt" fo:font-style="italic" fo:font-weight="normal" officeooo:rsid="002471dd" officeooo:paragraph-rsid="002471dd" style:font-style-asian="italic" style:font-weight-asian="normal" style:font-style-complex="italic" style:font-weight-complex="normal"/>
    </style:style>
    <style:style style:name="P76" style:family="paragraph" style:parent-style-name="Standard" style:list-style-name="L21">
      <style:paragraph-properties fo:text-align="start" style:justify-single-word="false"/>
      <style:text-properties fo:font-size="12pt" fo:font-style="italic" fo:font-weight="normal" officeooo:rsid="00480835" officeooo:paragraph-rsid="00480835" style:font-style-asian="italic" style:font-weight-asian="normal" style:font-style-complex="italic" style:font-weight-complex="normal"/>
    </style:style>
    <style:style style:name="P77" style:family="paragraph" style:parent-style-name="Standard" style:list-style-name="L23">
      <style:paragraph-properties fo:text-align="start" style:justify-single-word="false"/>
      <style:text-properties fo:font-size="12pt" fo:font-style="italic" fo:font-weight="normal" officeooo:rsid="004c7218" officeooo:paragraph-rsid="004c7218" style:font-style-asian="italic" style:font-weight-asian="normal" style:font-style-complex="italic" style:font-weight-complex="normal"/>
    </style:style>
    <style:style style:name="P78" style:family="paragraph" style:parent-style-name="Standard">
      <style:paragraph-properties fo:text-align="start" style:justify-single-word="false"/>
      <style:text-properties fo:font-size="12pt" fo:font-style="italic" fo:font-weight="normal" officeooo:rsid="004c7218" officeooo:paragraph-rsid="004c7218" style:font-style-asian="italic" style:font-weight-asian="normal" style:font-style-complex="italic" style:font-weight-complex="normal"/>
    </style:style>
    <style:style style:name="P79" style:family="paragraph" style:parent-style-name="Standard" style:list-style-name="L24">
      <style:paragraph-properties fo:text-align="start" style:justify-single-word="false"/>
      <style:text-properties fo:font-size="12pt" fo:font-style="italic" fo:font-weight="normal" officeooo:rsid="004e5c32" officeooo:paragraph-rsid="004e5c32" style:font-style-asian="italic" style:font-weight-asian="normal" style:font-style-complex="italic" style:font-weight-complex="normal"/>
    </style:style>
    <style:style style:name="P80" style:family="paragraph" style:parent-style-name="Standard">
      <style:paragraph-properties fo:text-align="start" style:justify-single-word="false"/>
      <style:text-properties fo:font-size="12pt" fo:font-style="italic" fo:font-weight="normal" officeooo:rsid="004e5c32" officeooo:paragraph-rsid="004e5c32" style:font-style-asian="italic" style:font-weight-asian="normal" style:font-style-complex="italic" style:font-weight-complex="normal"/>
    </style:style>
    <style:style style:name="P81" style:family="paragraph" style:parent-style-name="Standard" style:list-style-name="L8">
      <style:paragraph-properties fo:text-align="start" style:justify-single-word="false"/>
      <style:text-properties fo:font-size="12pt" fo:font-style="italic" fo:font-weight="bold" officeooo:rsid="0029f8a2" officeooo:paragraph-rsid="0029f8a2" style:font-style-asian="italic" style:font-weight-asian="bold" style:font-style-complex="italic" style:font-weight-complex="bold"/>
    </style:style>
    <style:style style:name="P82" style:family="paragraph" style:parent-style-name="Standard" style:list-style-name="L8">
      <style:paragraph-properties fo:text-align="start" style:justify-single-word="false"/>
      <style:text-properties fo:font-size="12pt" fo:font-style="italic" fo:font-weight="bold" officeooo:rsid="0029f8a2" officeooo:paragraph-rsid="002adc0e" style:font-style-asian="italic" style:font-weight-asian="bold" style:font-style-complex="italic" style:font-weight-complex="bold"/>
    </style:style>
    <style:style style:name="P83" style:family="paragraph" style:parent-style-name="Standard" style:list-style-name="L1">
      <style:paragraph-properties fo:text-align="start" style:justify-single-word="false"/>
      <style:text-properties fo:font-size="10pt" fo:font-style="italic" fo:font-weight="normal" officeooo:rsid="001151a1" officeooo:paragraph-rsid="001151a1" style:font-style-asian="italic" style:font-weight-asian="normal" style:font-style-complex="italic" style:font-weight-complex="normal"/>
    </style:style>
    <style:style style:name="P84" style:family="paragraph" style:parent-style-name="Standard" style:list-style-name="L5">
      <style:paragraph-properties fo:text-align="start" style:justify-single-word="false"/>
      <style:text-properties fo:font-size="10pt" fo:font-style="italic" fo:font-weight="normal" officeooo:rsid="00200324" officeooo:paragraph-rsid="00200324" style:font-style-asian="italic" style:font-weight-asian="normal" style:font-style-complex="italic" style:font-weight-complex="normal"/>
    </style:style>
    <style:style style:name="P85" style:family="paragraph" style:parent-style-name="Standard">
      <style:paragraph-properties fo:text-align="start" style:justify-single-word="false"/>
      <style:text-properties fo:font-size="10pt" fo:font-style="italic" fo:font-weight="normal" officeooo:rsid="00228886" officeooo:paragraph-rsid="00228886" style:font-style-asian="italic" style:font-weight-asian="normal" style:font-style-complex="italic" style:font-weight-complex="normal"/>
    </style:style>
    <style:style style:name="P86" style:family="paragraph" style:parent-style-name="Standard" style:list-style-name="L6">
      <style:paragraph-properties fo:text-align="start" style:justify-single-word="false"/>
      <style:text-properties fo:font-size="10pt" fo:font-style="italic" fo:font-weight="normal" officeooo:rsid="00234f79" officeooo:paragraph-rsid="00234f79" style:font-style-asian="italic" style:font-weight-asian="normal" style:font-style-complex="italic" style:font-weight-complex="normal"/>
    </style:style>
    <style:style style:name="P87" style:family="paragraph" style:parent-style-name="Standard" style:list-style-name="L6">
      <style:paragraph-properties fo:text-align="start" style:justify-single-word="false"/>
      <style:text-properties fo:font-size="10pt" fo:font-style="italic" fo:font-weight="normal" officeooo:rsid="002471dd" officeooo:paragraph-rsid="002471dd" style:font-style-asian="italic" style:font-weight-asian="normal" style:font-style-complex="italic" style:font-weight-complex="normal"/>
    </style:style>
    <style:style style:name="P88" style:family="paragraph" style:parent-style-name="Standard" style:list-style-name="L7">
      <style:paragraph-properties fo:text-align="start" style:justify-single-word="false"/>
      <style:text-properties fo:font-size="10pt" fo:font-style="italic" fo:font-weight="normal" officeooo:rsid="00268137" officeooo:paragraph-rsid="00268137" style:font-style-asian="italic" style:font-weight-asian="normal" style:font-style-complex="italic" style:font-weight-complex="normal"/>
    </style:style>
    <style:style style:name="P89" style:family="paragraph" style:parent-style-name="Standard">
      <style:paragraph-properties fo:text-align="start" style:justify-single-word="false"/>
      <style:text-properties fo:font-size="10pt" fo:font-style="italic" fo:font-weight="normal" officeooo:rsid="0029f8a2" officeooo:paragraph-rsid="002adc0e" style:font-style-asian="italic" style:font-weight-asian="normal" style:font-style-complex="italic" style:font-weight-complex="normal"/>
    </style:style>
    <style:style style:name="P90" style:family="paragraph" style:parent-style-name="Standard" style:list-style-name="L9">
      <style:paragraph-properties fo:text-align="start" style:justify-single-word="false"/>
      <style:text-properties fo:font-size="10pt" fo:font-style="italic" fo:font-weight="normal" officeooo:rsid="002de325" officeooo:paragraph-rsid="002de325" style:font-style-asian="italic" style:font-weight-asian="normal" style:font-style-complex="italic" style:font-weight-complex="normal"/>
    </style:style>
    <style:style style:name="P91" style:family="paragraph" style:parent-style-name="Standard" style:list-style-name="L12">
      <style:paragraph-properties fo:text-align="start" style:justify-single-word="false"/>
      <style:text-properties fo:font-size="10pt" fo:font-style="italic" fo:font-weight="normal" officeooo:rsid="003513ae" officeooo:paragraph-rsid="003513ae" style:font-style-asian="italic" style:font-weight-asian="normal" style:font-style-complex="italic" style:font-weight-complex="normal"/>
    </style:style>
    <style:style style:name="P92" style:family="paragraph" style:parent-style-name="Standard" style:list-style-name="L18">
      <style:paragraph-properties fo:text-align="start" style:justify-single-word="false"/>
      <style:text-properties fo:font-size="10pt" fo:font-style="italic" fo:font-weight="normal" officeooo:rsid="0043d991" officeooo:paragraph-rsid="0043d991" style:font-style-asian="italic" style:font-weight-asian="normal" style:font-style-complex="italic" style:font-weight-complex="normal"/>
    </style:style>
    <style:style style:name="P93" style:family="paragraph" style:parent-style-name="Standard" style:list-style-name="L9">
      <style:paragraph-properties fo:text-align="start" style:justify-single-word="false"/>
      <style:text-properties fo:font-size="10pt" fo:font-style="normal" fo:font-weight="normal" officeooo:rsid="002de325" officeooo:paragraph-rsid="002de325" style:font-style-asian="normal" style:font-weight-asian="normal" style:font-style-complex="normal" style:font-weight-complex="normal"/>
    </style:style>
    <style:style style:name="P94" style:family="paragraph" style:parent-style-name="Standard" style:list-style-name="L3">
      <style:paragraph-properties fo:text-align="start" style:justify-single-word="false"/>
      <style:text-properties officeooo:paragraph-rsid="0018c42b"/>
    </style:style>
    <style:style style:name="P95" style:family="paragraph" style:parent-style-name="Standard">
      <style:paragraph-properties fo:text-align="start" style:justify-single-word="false"/>
      <style:text-properties officeooo:paragraph-rsid="003bbc61"/>
    </style:style>
    <style:style style:name="P96" style:family="paragraph" style:parent-style-name="Standard" style:list-style-name="L14">
      <style:paragraph-properties fo:text-align="start" style:justify-single-word="false"/>
      <style:text-properties officeooo:paragraph-rsid="003bbc61"/>
    </style:style>
    <style:style style:name="P97" style:family="paragraph" style:parent-style-name="Standard" style:list-style-name="L3">
      <style:paragraph-properties fo:text-align="start" style:justify-single-word="false"/>
      <style:text-properties officeooo:rsid="0018c42b" officeooo:paragraph-rsid="0018c42b"/>
    </style:style>
    <style:style style:name="P98" style:family="paragraph" style:parent-style-name="Standard" style:list-style-name="L3">
      <style:paragraph-properties fo:text-align="start" style:justify-single-word="false"/>
      <style:text-properties officeooo:rsid="001a22f5" officeooo:paragraph-rsid="001a22f5"/>
    </style:style>
    <style:style style:name="P99" style:family="paragraph" style:parent-style-name="Standard">
      <style:paragraph-properties fo:text-align="start" style:justify-single-word="false"/>
      <style:text-properties fo:font-size="14pt" fo:font-style="normal" fo:font-weight="bold" officeooo:rsid="001a22f5" officeooo:paragraph-rsid="001a22f5" style:font-style-asian="normal" style:font-weight-asian="bold" style:font-style-complex="normal" style:font-weight-complex="bold"/>
    </style:style>
    <style:style style:name="P100" style:family="paragraph" style:parent-style-name="Standard">
      <style:paragraph-properties fo:text-align="start" style:justify-single-word="false"/>
      <style:text-properties fo:font-size="14pt" fo:font-style="normal" fo:font-weight="bold" officeooo:rsid="001ed4ee" officeooo:paragraph-rsid="001ed4ee" style:font-style-asian="normal" style:font-weight-asian="bold" style:font-style-complex="normal" style:font-weight-complex="bold"/>
    </style:style>
    <style:style style:name="P101" style:family="paragraph" style:parent-style-name="Standard">
      <style:paragraph-properties fo:text-align="start" style:justify-single-word="false"/>
      <style:text-properties fo:font-size="14pt" fo:font-style="normal" fo:font-weight="bold" officeooo:rsid="00303e88" officeooo:paragraph-rsid="00303e88" style:font-style-asian="normal" style:font-weight-asian="bold" style:font-style-complex="normal" style:font-weight-complex="bold"/>
    </style:style>
    <style:style style:name="P102" style:family="paragraph" style:parent-style-name="Standard">
      <style:paragraph-properties fo:text-align="start" style:justify-single-word="false"/>
      <style:text-properties fo:font-size="14pt" fo:font-style="normal" fo:font-weight="bold" officeooo:rsid="00328f9e" officeooo:paragraph-rsid="00328f9e"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fo:font-size="14pt" fo:font-style="normal" fo:font-weight="bold" officeooo:rsid="003576cf" officeooo:paragraph-rsid="003576cf" style:font-style-asian="normal" style:font-weight-asian="bold" style:font-style-complex="normal" style:font-weight-complex="bold"/>
    </style:style>
    <style:style style:name="P104" style:family="paragraph" style:parent-style-name="Standard">
      <style:paragraph-properties fo:text-align="start" style:justify-single-word="false"/>
      <style:text-properties fo:font-size="14pt" fo:font-style="normal" fo:font-weight="bold" officeooo:rsid="003818db" officeooo:paragraph-rsid="003818db" style:font-style-asian="normal" style:font-weight-asian="bold" style:font-style-complex="normal" style:font-weight-complex="bold"/>
    </style:style>
    <style:style style:name="P105" style:family="paragraph" style:parent-style-name="Standard">
      <style:paragraph-properties fo:text-align="start" style:justify-single-word="false"/>
      <style:text-properties fo:font-size="14pt" fo:font-weight="bold" officeooo:rsid="003ca466" officeooo:paragraph-rsid="003ca466" style:font-weight-asian="bold" style:font-weight-complex="bold"/>
    </style:style>
    <style:style style:name="P106" style:family="paragraph" style:parent-style-name="Standard">
      <style:paragraph-properties fo:text-align="start" style:justify-single-word="false"/>
      <style:text-properties fo:font-size="14pt" fo:font-weight="bold" officeooo:rsid="0043d991" officeooo:paragraph-rsid="0043d991" style:font-weight-asian="bold" style:font-weight-complex="bold"/>
    </style:style>
    <style:style style:name="P107" style:family="paragraph" style:parent-style-name="Standard">
      <style:paragraph-properties fo:text-align="start" style:justify-single-word="false"/>
      <style:text-properties fo:font-size="14pt" fo:font-style="italic" fo:font-weight="bold" officeooo:rsid="004e5c32" officeooo:paragraph-rsid="004e5c32"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0pt"/>
    </style:style>
    <style:style style:name="T4" style:family="text">
      <style:text-properties fo:font-size="10pt" fo:font-style="italic" style:font-style-asian="italic" style:font-style-complex="italic"/>
    </style:style>
    <style:style style:name="T5" style:family="text">
      <style:text-properties fo:font-size="10pt" fo:font-weight="normal" style:font-weight-asian="normal" style:font-weight-complex="normal"/>
    </style:style>
    <style:style style:name="T6" style:family="text">
      <style:text-properties fo:font-size="10pt" fo:font-style="normal" fo:font-weight="normal" style:font-style-asian="normal" style:font-weight-asian="normal" style:font-style-complex="normal" style:font-weight-complex="normal"/>
    </style:style>
    <style:style style:name="T7" style:family="text">
      <style:text-properties fo:font-size="12pt" fo:font-style="normal" style:font-style-asian="normal" style:font-style-complex="normal"/>
    </style:style>
    <style:style style:name="T8" style:family="text">
      <style:text-properties fo:font-size="12pt" fo:font-style="normal" fo:font-weight="normal" style:font-style-asian="normal" style:font-weight-asian="normal" style:font-style-complex="normal" style:font-weight-complex="normal"/>
    </style:style>
    <style:style style:name="T9" style:family="text">
      <style:text-properties fo:font-size="12pt" fo:font-style="normal" fo:font-weight="normal" officeooo:rsid="0018c42b" style:font-style-asian="normal" style:font-weight-asian="normal" style:font-style-complex="normal" style:font-weight-complex="normal"/>
    </style:style>
    <style:style style:name="T10" style:family="text">
      <style:text-properties fo:font-size="12pt" fo:font-style="normal" fo:font-weight="normal" officeooo:rsid="003bbc61" style:font-style-asian="normal" style:font-weight-asian="normal" style:font-style-complex="normal" style:font-weight-complex="normal"/>
    </style:style>
    <style:style style:name="T11" style:family="text">
      <style:text-properties fo:font-size="12pt" fo:font-style="italic" fo:font-weight="bold" style:font-style-asian="italic" style:font-weight-asian="bold" style:font-style-complex="italic" style:font-weight-complex="bold"/>
    </style:style>
    <style:style style:name="T12" style:family="text">
      <style:text-properties fo:font-size="12pt" fo:font-style="italic" fo:font-weight="bold" officeooo:rsid="0018c42b" style:font-style-asian="italic" style:font-weight-asian="bold" style:font-style-complex="italic" style:font-weight-complex="bold"/>
    </style:style>
    <style:style style:name="T13" style:family="text">
      <style:text-properties fo:font-size="12pt" fo:font-style="italic" fo:font-weight="normal" officeooo:rsid="003bbc61"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3bbc61"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officeooo:rsid="00318785"/>
    </style:style>
    <style:style style:name="T19" style:family="text">
      <style:text-properties fo:font-weight="bold" style:font-weight-asian="bold" style:font-weight-complex="bold"/>
    </style:style>
    <style:style style:name="T20" style:family="text">
      <style:text-properties fo:font-size="14pt" fo:font-style="normal"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ails - View</text:p>
      <text:p text:style-name="P9"/>
      <text:p text:style-name="P1">View</text:p>
      <text:list xml:id="list3826083310" text:style-name="L1">
        <text:list-item>
          <text:p text:style-name="P20">The view of MVC contains HTML boilerplates into which you insert the variables obtained by the controller from the model. These filled in boilerplate HTML pages are then sent to the browser.</text:p>
        </text:list-item>
        <text:list-item>
          <text:p text:style-name="P20">Views are often called view templates.</text:p>
        </text:list-item>
      </text:list>
      <text:p text:style-name="P10"/>
      <text:list xml:id="list154628982387656" text:continue-numbering="true" text:style-name="L1">
        <text:list-item>
          <text:p text:style-name="P20">Views are contained in the directory <text:span text:style-name="T4">/app/views/controller_name/action_name.html.erb</text:span></text:p>
          <text:list>
            <text:list-item>
              <text:p text:style-name="P36"><text:span text:style-name="T3">controller_name </text:span>is the name of the controller the view is linked to<text:span text:style-name="T3">.</text:span></text:p>
            </text:list-item>
            <text:list-item>
              <text:p text:style-name="P36"><text:span text:style-name="T3">action_name </text:span>is the corresponding method inside the controller that was run immediately prior to rendering the view.</text:p>
            </text:list-item>
            <text:list-item>
              <text:p text:style-name="P36">example: The <text:span text:style-name="T3">Posts</text:span> Controller running the #<text:span text:style-name="T4">index </text:span>actino will implicitly render the <text:span text:style-name="T4">/app/views/posts/index.html.erb </text:span>view when it is done.</text:p>
              <text:list>
                <text:list-item>
                  <text:p text:style-name="P36">You can explicitly tell your controller to render a differently named view by passing it as a parameter to the <text:span text:style-name="T1">#render</text:span> function in your controller.</text:p>
                </text:list-item>
              </text:list>
            </text:list-item>
          </text:list>
        </text:list-item>
      </text:list>
      <text:p text:style-name="P17"/>
      <text:list xml:id="list154629721111110" text:continue-numbering="true" text:style-name="L1">
        <text:list-item>
          <text:p text:style-name="P36">To use an instance variable from your view, call the variable as such:</text:p>
          <text:list>
            <text:list-item>
              <text:p text:style-name="P83">@user.first_name<text:span text:style-name="T7"> or </text:span>@posts</text:p>
            </text:list-item>
          </text:list>
        </text:list-item>
      </text:list>
      <text:p text:style-name="P2"/>
      <text:p text:style-name="P3">Layouts</text:p>
      <text:list xml:id="list250616872" text:style-name="L2">
        <text:list-item>
          <text:p text:style-name="P37">The view template we render from controller is not the entire webpage. It does not contain &lt;head&gt; or the DOCTYPE declaration or the basic structure that is present in other webpages.</text:p>
        </text:list-item>
        <text:list-item>
          <text:p text:style-name="P37">The HTML boilerplate (basic HTML code necessary in all pages) are located in its own file called a <text:span text:style-name="T1">layout</text:span>.</text:p>
          <text:list>
            <text:list-item>
              <text:p text:style-name="P37">Layouts are in the directory <text:span text:style-name="T4">app/views/layouts</text:span></text:p>
            </text:list-item>
          </text:list>
        </text:list-item>
      </text:list>
      <text:p text:style-name="P11"/>
      <text:p text:style-name="P4">Preprocessors</text:p>
      <text:list xml:id="list1281195985" text:style-name="L3">
        <text:list-item>
          <text:p text:style-name="P94"><text:span text:style-name="T9">Embedded Ruby (ERB) is a special file format which allows you to execute Ruby code within HTML files through the use of special tags such as </text:span><text:span text:style-name="T12">&lt;% %&gt;, &lt;%= %&gt;, </text:span><text:span text:style-name="T9">and</text:span><text:span text:style-name="T12"> &lt;%# %&gt;</text:span><text:span text:style-name="T9">.</text:span></text:p>
          <text:list>
            <text:list-item>
              <text:p text:style-name="P38">Using Ruby code within these special tags will run the Ruby code so you are able to use loops, if statements, or variables.</text:p>
            </text:list-item>
            <text:list-item>
              <text:p text:style-name="P38">Another similar language is HAML.</text:p>
            </text:list-item>
          </text:list>
        </text:list-item>
        <text:list-item>
          <text:p text:style-name="P97"><text:span text:style-name="T8">The difference between </text:span><text:span text:style-name="T11">&lt;% %&gt; </text:span><text:span text:style-name="T8">and </text:span><text:span text:style-name="T11">&lt;%= %&gt;</text:span><text:span text:style-name="T8"> is that the latter returns whatever is inside the ERB tags, while the former does not and just executes the code.</text:span></text:p>
        </text:list-item>
        <text:list-item>
          <text:p text:style-name="P97"><text:span text:style-name="T8">The </text:span><text:span text:style-name="T11">&lt;%# %&gt;</text:span><text:span text:style-name="T8"> tag is used to comment and will not execute.</text:span></text:p>
        </text:list-item>
      </text:list>
      <text:p text:style-name="P39"/>
      <text:list xml:id="list154629332953068" text:continue-numbering="true" text:style-name="L3">
        <text:list-item>
          <text:p text:style-name="P98"><text:span text:style-name="T8">Using </text:span><text:span text:style-name="T11">&lt;%=</text:span><text:span text:style-name="T8"> </text:span><text:span text:style-name="T11">%&gt;</text:span><text:span text:style-name="T8"> with an #each will output the original collection and dump the variable on the page.</text:span></text:p>
        </text:list-item>
      </text:list>
      <text:p text:style-name="P40"/>
      <text:p text:style-name="P99">How Preprocessors Work</text:p>
      <text:list xml:id="list1215832477" text:style-name="L4">
        <text:list-item>
          <text:p text:style-name="P21"><text:span text:style-name="T14">All of the code execution is done </text:span><text:span text:style-name="T17">before</text:span><text:span text:style-name="T14"> the final HTML file is shipped to the browser.</text:span></text:p>
          <text:list>
            <text:list-item>
              <text:p text:style-name="P21"><text:span text:style-name="T14">Preprocessing is initiated for the file because it has the extension </text:span><text:span text:style-name="T4">.html.erb</text:span><text:span text:style-name="T14">.</text:span></text:p>
            </text:list-item>
            <text:list-item>
              <text:p text:style-name="P41">Rails does preprocessing from the outside in with extra extensions.</text:p>
              <text:list>
                <text:list-item>
                  <text:p text:style-name="P74">erb -&gt; html</text:p>
                </text:list-item>
                <text:list-item>
                  <text:p text:style-name="P74">scss -&gt; css</text:p>
                </text:list-item>
              </text:list>
            </text:list-item>
          </text:list>
        </text:list-item>
        <text:list-item>
          <text:p text:style-name="P42"><text:soft-page-break/>There are many preprocessors in Rails, just make certain that the file has the right extensions in order.</text:p>
        </text:list-item>
      </text:list>
      <text:p text:style-name="P39"/>
      <text:p text:style-name="P100">View Partials</text:p>
      <text:list xml:id="list661582989" text:style-name="L5">
        <text:list-item>
          <text:p text:style-name="P43">Rails allow you to break apart your view into partials for reusing certain common patterns.</text:p>
        </text:list-item>
        <text:list-item>
          <text:p text:style-name="P43">These partials can be formed into a new file starting with an underscore to state that it is a partial.</text:p>
          <text:list>
            <text:list-item>
              <text:p text:style-name="P22"><text:span text:style-name="T14">example: </text:span><text:span text:style-name="T4">_user_form.html.erb</text:span></text:p>
              <text:p text:style-name="P84"/>
            </text:list-item>
          </text:list>
        </text:list-item>
        <text:list-item>
          <text:p text:style-name="P44">tldr; partials are just HTML files that can be reused in other view templates to reduce code duplication.</text:p>
          <text:p text:style-name="P44"/>
        </text:list-item>
        <text:list-item>
          <text:p text:style-name="P44">To use a partial within a view template, you must render it inside the <text:span text:style-name="T2">&lt;%= %&gt; </text:span>tag.</text:p>
          <text:list>
            <text:list-item>
              <text:p text:style-name="P44">example: <text:span text:style-name="T4">&lt;%= render 'user_form' %&gt;</text:span></text:p>
            </text:list-item>
          </text:list>
        </text:list-item>
        <text:list-item>
          <text:p text:style-name="P44">The view partial file is named with an underscore, but gets called using the core portion of the name. (no underscore)</text:p>
        </text:list-item>
        <text:list-item>
          <text:p text:style-name="P44">If no directory specified in partial's name, Rails will only look in the same folder as whichever view called it. (<text:span text:style-name="T4">/app/view/users)</text:span></text:p>
        </text:list-item>
      </text:list>
      <text:p text:style-name="P12"/>
      <text:list xml:id="list154630632524159" text:continue-numbering="true" text:style-name="L5">
        <text:list-item>
          <text:p text:style-name="P45">Sharing partials across multiple controllers is possible by saving the partials in their own folder within the views folder. (<text:span text:style-name="T4">/app/views/shared</text:span>)</text:p>
          <text:list>
            <text:list-item>
              <text:p text:style-name="P45">When you render, you would need to specify the shared folder.</text:p>
              <text:list>
                <text:list-item>
                  <text:p text:style-name="P45">example: <text:span text:style-name="T4">&lt;%= render 'shared/some_partial' %&gt;' %&gt;</text:span></text:p>
                </text:list-item>
              </text:list>
            </text:list-item>
          </text:list>
        </text:list-item>
      </text:list>
      <text:p text:style-name="P85"/>
      <text:p text:style-name="P5">Passing Local Variables to Partials</text:p>
      <text:list xml:id="list4292087341" text:style-name="L6">
        <text:list-item>
          <text:p text:style-name="P46">A partial has access to all the variables that the calling view template does, but do not rely on them. The partial can be used by different controllers which uses different instance variables and can cause conflicts.</text:p>
        </text:list-item>
      </text:list>
      <text:p text:style-name="P13"/>
      <text:list xml:id="list154629723550035" text:continue-numbering="true" text:style-name="L6">
        <text:list-item>
          <text:p text:style-name="P46">You mostly want to pass the <text:span text:style-name="T1">@user</text:span> variable to the partial through an options hash within render.</text:p>
          <text:list>
            <text:list-item>
              <text:p text:style-name="P46">The code that renders the partial may look like:</text:p>
              <text:list>
                <text:list-item>
                  <text:p text:style-name="P86">&lt;%= render partial: 'shared/your_partial', :locals =&lt; { :user =&gt; user } %&gt;</text:p>
                  <text:p text:style-name="P86"/>
                </text:list-item>
              </text:list>
            </text:list-item>
          </text:list>
        </text:list-item>
        <text:list-item>
          <text:p text:style-name="P75">render<text:span text:style-name="T14"> has a shortcut that allows you to pass in variables without the need of using the :locals option.</text:span></text:p>
          <text:list>
            <text:list-item>
              <text:p text:style-name="P87">&lt;%= render 'shared/your_partial', :user =&gt; user %&gt;</text:p>
            </text:list-item>
          </text:list>
        </text:list-item>
      </text:list>
      <text:p text:style-name="P18"/>
      <text:list xml:id="list154629224001025" text:continue-numbering="true" text:style-name="L6">
        <text:list-item>
          <text:p text:style-name="P47">Once the variables are passed, you drop the @ and call it like a normal local variable.</text:p>
          <text:list>
            <text:list-item>
              <text:p text:style-name="P47">You should use the :locals option if you're calling the <text:span text:style-name="T1">render</text:span> method with a <text:span text:style-name="T1">:partial</text:span> key.</text:p>
            </text:list-item>
          </text:list>
        </text:list-item>
      </text:list>
      <text:p text:style-name="P14"/>
      <text:p text:style-name="P18"/>
      <text:p text:style-name="P6">Implicit Partials</text:p>
      <text:list xml:id="list1010178795" text:style-name="L7">
        <text:list-item>
          <text:p text:style-name="P48">There are actions where you are repeatedly performing the same thing such as rendering a model object like User or Post.</text:p>
        </text:list-item>
        <text:list-item>
          <text:p text:style-name="P48">You can either write out all the necessary code, or keep that code within an each loop.</text:p>
          <text:list>
            <text:list-item>
              <text:p text:style-name="P48">Each iteration of the each loop can render the object using a partial.</text:p>
            </text:list-item>
            <text:list-item>
              <text:p text:style-name="P48">example:</text:p>
              <text:list>
                <text:list-header>
                  <text:p text:style-name="P88">&lt;h1&gt;Users&lt;/h1&gt;</text:p>
                  <text:p text:style-name="P88">&lt;ul&gt;</text:p>
                </text:list-header>
              </text:list>
            </text:list-item>
          </text:list>
        </text:list-item>
      </text:list>
      <text:p text:style-name="P19"><text:soft-page-break/><text:tab/><text:tab/> <text:s/>&lt;% @users.each do |user| %&gt;</text:p>
      <text:p text:style-name="P19"><text:tab/><text:tab/> <text:s text:c="3"/>&lt;%= render 'user', :locals =&gt; { :user = user } %&gt;</text:p>
      <text:p text:style-name="P19"><text:tab/><text:tab/> <text:s/>&lt;% end %&gt;</text:p>
      <text:p text:style-name="P19"><text:tab/><text:tab/>&lt;/ul&gt;</text:p>
      <text:list xml:id="list154630243063402" text:continue-numbering="true" text:style-name="L7">
        <text:list-item>
          <text:list>
            <text:list-item>
              <text:list>
                <text:list-item>
                  <text:p text:style-name="P48">The partial will contain something like:</text:p>
                  <text:list>
                    <text:list-item>
                      <text:p text:style-name="P88">&lt;li&gt;&lt;%= "#{user.first_name} #{user.last_name} #{user.email}" %&gt;</text:p>
                      <text:p text:style-name="P88"/>
                    </text:list-item>
                  </text:list>
                </text:list-item>
              </text:list>
            </text:list-item>
          </text:list>
        </text:list-item>
        <text:list-item>
          <text:p text:style-name="P48">The Rails way is to render the object directly.</text:p>
          <text:list>
            <text:list-item>
              <text:p text:style-name="P48">example: <text:span text:style-name="T4">&lt;%= render user %&gt;</text:span></text:p>
              <text:p text:style-name="P88"/>
            </text:list-item>
            <text:list-item>
              <text:p text:style-name="P49">Rails then looks for the <text:span text:style-name="T4">_user.html.erb</text:span> file <text:s/>in the current directory and passes the user variable automatically.</text:p>
            </text:list-item>
          </text:list>
        </text:list-item>
      </text:list>
      <text:p text:style-name="P15"/>
      <text:p text:style-name="P7">Helper Methods</text:p>
      <text:list xml:id="list215598801" text:style-name="L8">
        <text:list-item>
          <text:p text:style-name="P81">#link_to<text:span text:style-name="T16"> : creates an anchor tag URL. </text:span></text:p>
          <text:list>
            <text:list-item>
              <text:p text:style-name="P81"><text:span text:style-name="T16">Instead of writing : </text:span><text:span text:style-name="T6">&lt;a href="&lt;%= user_path %&gt;"&gt;See All Users &lt;/a&gt;</text:span></text:p>
            </text:list-item>
            <text:list-item>
              <text:p text:style-name="P82"><text:span text:style-name="T16">You write: </text:span><text:span text:style-name="T5">&lt;%= link_to 'See All Users', user_path %&gt;</text:span></text:p>
            </text:list-item>
          </text:list>
        </text:list-item>
      </text:list>
      <text:p text:style-name="P89"/>
      <text:p text:style-name="P16"><text:span text:style-name="T5"><text:tab/></text:span><text:span text:style-name="T14">Asset Tags</text:span></text:p>
      <text:list xml:id="list1823812602" text:style-name="L9">
        <text:list-item>
          <text:p text:style-name="P50">Rails give you helper methods that output HTML tags to grab CSS or Javascript files.</text:p>
        </text:list-item>
        <text:list-item>
          <text:p text:style-name="P50">You can also grab images; these are Asset Tags which locate files for you based on their name and render the proper HTML tag.</text:p>
          <text:list>
            <text:list-item>
              <text:p text:style-name="P50">example:</text:p>
              <text:list>
                <text:list-header>
                  <text:p text:style-name="P90">&lt;%= stylesheet_link_tag 'your_stylesheet' %&gt;</text:p>
                  <text:p text:style-name="P90">&lt;%= javascript_include_tag 'your_javascript' %&gt;</text:p>
                  <text:p text:style-name="P90">&lt;%= image_tag 'happy_cat.jpg' %&gt;</text:p>
                  <text:p text:style-name="P90"/>
                </text:list-header>
              </text:list>
            </text:list-item>
            <text:list-item>
              <text:p text:style-name="P50">will render something like:</text:p>
              <text:list>
                <text:list-header>
                  <text:p text:style-name="P93">&lt;link href='/assets/your_stylesheet.css' media='all' rel='stylesheet'&gt;</text:p>
                  <text:p text:style-name="P93">&lt;script src='/assets/your_javascript.js'&gt;&lt;/script&gt;</text:p>
                  <text:p text:style-name="P93">&lt;img src='/assets/happy_cat.jpg'&gt;</text:p>
                </text:list-header>
              </text:list>
            </text:list-item>
          </text:list>
        </text:list-item>
        <text:list-item>
          <text:p text:style-name="P50">In production, all stylesheets and javascript files will be mashed into another file as a package.</text:p>
          <text:p text:style-name="P50"/>
        </text:list-item>
      </text:list>
      <text:p text:style-name="P73"><text:tab/>Forms</text:p>
      <text:list xml:id="list1985931514" text:style-name="L10">
        <text:list-item>
          <text:p text:style-name="P51">Refer to Rails-Forms : &lt;Link here&gt;</text:p>
        </text:list-item>
      </text:list>
      <text:p text:style-name="P52"/>
      <text:p text:style-name="P101">Render An Action<text:span text:style-name="T18">'s</text:span> Template From Another Controller</text:p>
      <text:list xml:id="list2571083698" text:style-name="L11">
        <text:list-item>
          <text:p text:style-name="P53">Render accepts the full path of the template to render, relative to <text:span text:style-name="T4">/app/views</text:span>.</text:p>
        </text:list-item>
        <text:list-item>
          <text:p text:style-name="P54">Rails know that you are rendering a view from a different controller since the path has a embedded slash.</text:p>
          <text:list>
            <text:list-item>
              <text:p text:style-name="P54">example: <text:span text:style-name="T4">render /products/show </text:span>when in a view of another object</text:p>
            </text:list-item>
          </text:list>
        </text:list-item>
      </text:list>
      <text:p text:style-name="P55"/>
      <text:p text:style-name="P102">Using render with :inline</text:p>
      <text:list xml:id="list80917913" text:style-name="L12">
        <text:list-item>
          <text:p text:style-name="P56">It is possible to use render with :inline option to supply render with code.</text:p>
          <text:list>
            <text:list-item>
              <text:p text:style-name="P91">render inline: "&lt;% products.each do |p| %&gt;&lt;p&gt; &lt;%= p.name %&gt;&lt;/p&gt;&lt;% end %&gt;"</text:p>
            </text:list-item>
          </text:list>
        </text:list-item>
        <text:list-item>
          <text:p text:style-name="P56">Mixing in ERB into controllers defeats the MVC orientation of Rails. It is <text:span text:style-name="T19">preferable</text:span> to use a separate ERB view instead.</text:p>
        </text:list-item>
      </text:list>
      <text:p text:style-name="P57"/>
      <text:p text:style-name="P103">Render Text</text:p>
      <text:list xml:id="list755230592" text:style-name="L13">
        <text:list-item>
          <text:p text:style-name="P58">Use :plain option to render when you want to send plain text, no markup.</text:p>
        </text:list-item>
        <text:list-item>
          <text:p text:style-name="P59"><text:soft-page-break/>This is most useful when responding to Ajax or web service requests that expect something other than proper HTML.</text:p>
        </text:list-item>
      </text:list>
      <text:p text:style-name="P60"/>
      <text:p text:style-name="P104">Using redirect_to</text:p>
      <text:list xml:id="list3877632924" text:style-name="L14">
        <text:list-item>
          <text:p text:style-name="P61">The <text:span text:style-name="T1">#redirect_to</text:span> method tells a browser to send a new request for a different URL.</text:p>
        </text:list-item>
        <text:list-item>
          <text:p text:style-name="P62">You can use <text:span text:style-name="T1">#redirect_back </text:span>to return the user to the page they just came from. </text:p>
          <text:list>
            <text:list-item>
              <text:p text:style-name="P62">The location is pulled from the HTTP_REFERER header, which may not be set by the browser, you must provide the <text:span text:style-name="T1">fallback_location </text:span>to use in this case.</text:p>
              <text:p text:style-name="P62"/>
            </text:list-item>
          </text:list>
        </text:list-item>
        <text:list-item>
          <text:p text:style-name="P96"><text:span text:style-name="T10">Using </text:span><text:span text:style-name="T13">status:</text:span><text:span text:style-name="T10"> code to use a different status code.</text:span></text:p>
        </text:list-item>
      </text:list>
      <text:p text:style-name="P95"><text:span text:style-name="T10"/></text:p>
      <text:p text:style-name="P105"><text:span text:style-name="T15">S</text:span><text:span text:style-name="T14">tructuring Layouts</text:span></text:p>
      <text:list xml:id="list2940413570" text:style-name="L15">
        <text:list-item>
          <text:p text:style-name="P23"><text:span text:style-name="T14">Within a layout, you have access to tools such as: asset tags, yield and content_for, and partials to form the overall response.</text:span></text:p>
        </text:list-item>
      </text:list>
      <text:p text:style-name="P24"><text:span text:style-name="T14"/></text:p>
      <text:p text:style-name="P24"><text:span text:style-name="T14"><text:tab/></text:span><text:span text:style-name="T20">Asset Tag Helpers</text:span></text:p>
      <text:list xml:id="list1920242578" text:style-name="L16">
        <text:list-item>
          <text:p text:style-name="P25"><text:span text:style-name="T14">There are six asset tag helpers available in Rails:</text:span></text:p>
          <text:list>
            <text:list-item>
              <text:p text:style-name="P25"><text:span text:style-name="T14">auto_discovery_link_tag</text:span></text:p>
            </text:list-item>
            <text:list-item>
              <text:p text:style-name="P25"><text:span text:style-name="T14">javascript_include_tag</text:span></text:p>
            </text:list-item>
            <text:list-item>
              <text:p text:style-name="P25"><text:span text:style-name="T14">stylesheet_link_tag</text:span></text:p>
            </text:list-item>
            <text:list-item>
              <text:p text:style-name="P25"><text:span text:style-name="T14">image_tag</text:span></text:p>
            </text:list-item>
            <text:list-item>
              <text:p text:style-name="P25"><text:span text:style-name="T14">video_tag</text:span></text:p>
            </text:list-item>
            <text:list-item>
              <text:p text:style-name="P25"><text:span text:style-name="T14">audio_tag</text:span></text:p>
            </text:list-item>
          </text:list>
        </text:list-item>
        <text:list-item>
          <text:p text:style-name="P25"><text:span text:style-name="T14">These tags assume you know what you are doing and does not verify the existence of the assets at the specified locations.</text:span></text:p>
        </text:list-item>
      </text:list>
      <text:p text:style-name="P26"><text:span text:style-name="T14"/></text:p>
      <text:p text:style-name="P26"><text:span text:style-name="T14"><text:tab/></text:span><text:span text:style-name="T17">yield</text:span></text:p>
      <text:list xml:id="list3277382361" text:style-name="L17">
        <text:list-item>
          <text:p text:style-name="P27"><text:span text:style-name="T14">Within a layout, </text:span><text:span text:style-name="T1">yield</text:span><text:span text:style-name="T14"> identifies a section where content from the view should be inserted.</text:span></text:p>
          <text:list>
            <text:list-item>
              <text:p text:style-name="P27"><text:span text:style-name="T14">The simplest way to use this is to have a single </text:span><text:span text:style-name="T1">yield</text:span><text:span text:style-name="T14">, into which the entire contents of the view currently being rendered is inserted.</text:span></text:p>
            </text:list-item>
            <text:list-item>
              <text:p text:style-name="P27"><text:span text:style-name="T14">You can also create a layout with multiple </text:span><text:span text:style-name="T1">yield</text:span><text:span text:style-name="T14"> regions. (yield in head, yield in body)</text:span></text:p>
              <text:p text:style-name="P27"><text:span text:style-name="T14"/></text:p>
            </text:list-item>
          </text:list>
        </text:list-item>
        <text:list-item>
          <text:p text:style-name="P27"><text:span text:style-name="T14">The main body of the view will always render into the unnamed </text:span><text:span text:style-name="T1">yield</text:span><text:span text:style-name="T14">.</text:span></text:p>
        </text:list-item>
        <text:list-item>
          <text:p text:style-name="P27"><text:span text:style-name="T14">To render content into a named yield, you use the </text:span><text:span text:style-name="T1">content_for</text:span><text:span text:style-name="T14"> method.</text:span></text:p>
        </text:list-item>
      </text:list>
      <text:p text:style-name="P28"><text:span text:style-name="T14"/></text:p>
      <text:p text:style-name="P28"><text:span text:style-name="T14"><text:tab/></text:span><text:span text:style-name="T17">Using the </text:span><text:span text:style-name="T2">content_for</text:span><text:span text:style-name="T17"> Method</text:span></text:p>
      <text:list xml:id="list566070925" text:style-name="L18">
        <text:list-item>
          <text:p text:style-name="P29"><text:span text:style-name="T14">The </text:span><text:span text:style-name="T1">#content_for</text:span><text:span text:style-name="T14"> method allows you to insert content into a named </text:span><text:span text:style-name="T1">yield</text:span><text:span text:style-name="T14"> block in your layout.</text:span></text:p>
          <text:list>
            <text:list-item>
              <text:p text:style-name="P29"><text:span text:style-name="T14">To construct a </text:span><text:span text:style-name="T1">content_for</text:span><text:span text:style-name="T14">, it has this structure:</text:span></text:p>
              <text:list>
                <text:list-header>
                  <text:p text:style-name="P92">&lt;% content_for :yield_name do %&gt;</text:p>
                  <text:list>
                    <text:list-header>
                      <text:p text:style-name="P92">&lt;title&gt;A simple page&lt;/title&gt;</text:p>
                    </text:list-header>
                  </text:list>
                  <text:p text:style-name="P92">&lt;% end %&gt;</text:p>
                </text:list-header>
              </text:list>
            </text:list-item>
            <text:list-item>
              <text:p text:style-name="P29"><text:span text:style-name="T14">Any code outside of the </text:span><text:span text:style-name="T1">content_for</text:span><text:span text:style-name="T14"> block will be yielded to the body.</text:span></text:p>
            </text:list-item>
          </text:list>
        </text:list-item>
        <text:list-item>
          <text:p text:style-name="P29"><text:span text:style-name="T14">The </text:span><text:span text:style-name="T1">content_for</text:span><text:span text:style-name="T14"> method is helpful when your layout contains distinct regions such as sidebars and footers that should get their own blocks of content inserted.</text:span></text:p>
        </text:list-item>
      </text:list>
      <text:p text:style-name="P30"><text:span text:style-name="T14"/></text:p>
      <text:p text:style-name="P106"><text:soft-page-break/><text:span text:style-name="T14">Using Partials</text:span></text:p>
      <text:list xml:id="list1843710996" text:style-name="L19">
        <text:list-item>
          <text:p text:style-name="P31"><text:span text:style-name="T14">Partial templates ('partials) can be used to break the rendering process into manageable chunks. With partials, you can move code for rendering a particular piece of a response into its own file.</text:span></text:p>
          <text:list>
            <text:list-item>
              <text:p text:style-name="P33"><text:span text:style-name="T14">Partials are named with a leading underscore to distinguish them from regular views. They are however, referred to without the underscore, even when pulling from another folder.</text:span></text:p>
              <text:p text:style-name="P33"><text:span text:style-name="T14"/></text:p>
            </text:list-item>
          </text:list>
        </text:list-item>
        <text:list-item>
          <text:p text:style-name="P32"><text:span text:style-name="T14">To render a partial as part of a view, you use the </text:span><text:span text:style-name="T1">render</text:span><text:span text:style-name="T14"> method within the view.</text:span></text:p>
          <text:list>
            <text:list-item>
              <text:p text:style-name="P32"><text:span text:style-name="T14">example: </text:span><text:span text:style-name="T4">&lt;%= render 'menu' %&gt;</text:span></text:p>
            </text:list-item>
            <text:list-item>
              <text:p text:style-name="P63">This will render a file named <text:span text:style-name="T3">'_menu.html.erb' </text:span>at that point within the view being rendered.</text:p>
            </text:list-item>
          </text:list>
        </text:list-item>
      </text:list>
      <text:p text:style-name="P64"/>
      <text:p text:style-name="P64"><text:tab/><text:span text:style-name="T19">Using Partials to Simplify Views</text:span></text:p>
      <text:list xml:id="list2595310412" text:style-name="L20">
        <text:list-item>
          <text:p text:style-name="P65">One way to use partials is to treat them as subroutines. They move details out of the way <text:s/>making the code shorter.</text:p>
          <text:list>
            <text:list-item>
              <text:p text:style-name="P65">As such, keeping reoccurring pieces of your page in a partial allows you to reduce code as well as maintain visibility.</text:p>
            </text:list-item>
          </text:list>
        </text:list-item>
      </text:list>
      <text:p text:style-name="P66"/>
      <text:p text:style-name="P66"><text:tab/><text:span text:style-name="T19">Partial Layouts</text:span></text:p>
      <text:list xml:id="list3300913547" text:style-name="L21">
        <text:list-item>
          <text:p text:style-name="P67">A partial can use its own layout file. A layout file can be chosen as:</text:p>
          <text:list>
            <text:list-item>
              <text:p text:style-name="P76">render partial: 'link_area', layout: 'graybar'</text:p>
            </text:list-item>
          </text:list>
        </text:list-item>
        <text:list-item>
          <text:p text:style-name="P67">This will look for a partial named <text:span text:style-name="T1">'_link_area.html.erb'</text:span> and render using layout <text:span text:style-name="T1">'_graybar.html.erb'.</text:span></text:p>
          <text:list>
            <text:list-item>
              <text:p text:style-name="P67">The layouts are stoed in the same folder with the partial that they belong to. (not in the master <text:span text:style-name="T1">layouts </text:span>folder)</text:p>
            </text:list-item>
          </text:list>
        </text:list-item>
      </text:list>
      <text:p text:style-name="P30"><text:span text:style-name="T14"/></text:p>
      <text:p text:style-name="P34"><text:span text:style-name="T14"><text:tab/></text:span><text:span text:style-name="T17">Passing Local Variables</text:span></text:p>
      <text:list xml:id="list2838234019" text:style-name="L22">
        <text:list-item>
          <text:p text:style-name="P35"><text:span text:style-name="T14">You can also pass local variables into partials. This technique reduces duplication while still keeping a bit of distinct content.</text:span></text:p>
        </text:list-item>
        <text:list-item>
          <text:p text:style-name="P35"><text:span text:style-name="T14">To pass a local variable to a partial in only specific cases use the </text:span><text:span text:style-name="T1">local_assigns</text:span></text:p>
        </text:list-item>
        <text:list-item>
          <text:p text:style-name="P68">Every partial also has a local variable with the same name as the partial. This local variable can be set by passing an object via <text:span text:style-name="T1">:object</text:span> option.</text:p>
        </text:list-item>
      </text:list>
      <text:p text:style-name="P69"/>
      <text:list xml:id="list154630051116973" text:continue-numbering="true" text:style-name="L22">
        <text:list-item>
          <text:p text:style-name="P70">To use a custom local variable name within the partial, specify the <text:span text:style-name="T1">:as</text:span> option in the call to the partial</text:p>
        </text:list-item>
      </text:list>
      <text:p text:style-name="P71"/>
      <text:p text:style-name="P71"><text:tab/><text:span text:style-name="T19">Counter</text:span></text:p>
      <text:list xml:id="list3046428635" text:style-name="L23">
        <text:list-item>
          <text:p text:style-name="P72">Rails also makes a counter variable available within a partial called by the collection. This is accessed by using the title of the partial followed by <text:span text:style-name="T1">_counter.</text:span></text:p>
          <text:list>
            <text:list-item>
              <text:p text:style-name="P77">example: product_counter<text:span text:style-name="T14"> when rendering a collection @products</text:span></text:p>
            </text:list-item>
          </text:list>
        </text:list-item>
      </text:list>
      <text:p text:style-name="P78"><text:span text:style-name="T14"/></text:p>
      <text:p text:style-name="P107"><text:span text:style-name="T14">Nested Layouts</text:span></text:p>
      <text:list xml:id="list341765741" text:style-name="L24">
        <text:list-item>
          <text:p text:style-name="P79"><text:span text:style-name="T14">If your application requires a layout that differes slightly from your regular application layour, you can use nested layouts to change a small part of the original layout.</text:span></text:p>
        </text:list-item>
      </text:list>
      <text:p text:style-name="P80"><text:span text:style-name="T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5" meta:paragraph-count="159" meta:word-count="1821" meta:character-count="10326" meta:non-whitespace-character-count="8755"/>
  </office:meta>
</office:document-meta>
</file>